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middle" draw:auto-grow-height="false" fo:min-height="5.973cm" fo:min-width="4.453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5.973cm" fo:min-width="4.453cm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1.782cm" fo:min-width="3.056cm" draw:shadow="hidden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782cm" fo:min-width="3.056cm"/>
    </style:style>
    <style:style style:name="gr5" style:family="graphic" style:parent-style-name="objectwithoutfill">
      <style:graphic-properties svg:stroke-width="0.212cm" svg:stroke-color="#6699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6699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6.223cm" svg:x="1.17cm" svg:y="4.175cm">
          <text:p text:style-name="P1">The quick brown</text:p>
          <text:p text:style-name="P1">fox jumps over</text:p>
          <text:p text:style-name="P1">the lazy dog.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953cm" svg:height="6.223cm" svg:x="8.37cm" svg:y="4.175cm">
          <text:p text:style-name="P1">)(.8"6@1%@&gt;</text:p>
          <text:p text:style-name="P1">&lt;6 (!$5 &amp;80</text:p>
          <text:p text:style-name="P1">:/-,;-!08#0</text:p>
          <text:p text:style-name="P1">5@5%&amp;94&lt;";(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953cm" svg:height="6.223cm" svg:x="15.47cm" svg:y="4.175cm">
          <text:p text:style-name="P1">The quick brown</text:p>
          <text:p text:style-name="P1">fox jumps over</text:p>
          <text:p text:style-name="P1">the lazy dog.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556cm" svg:height="2.032cm" svg:x="5.445cm" svg:y="11.16cm">
          <text:p text:style-name="P1">Encryption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556cm" svg:height="2.032cm" svg:x="12.645cm" svg:y="11.16cm">
          <text:p text:style-name="P1">Decryp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646cm" svg:y1="10.398cm" svg:x2="5.445cm" svg:y2="12.176cm" draw:start-shape="id1" draw:start-glue-point="2" draw:end-shape="id2" svg:d="M3646 10398v1778h1799" svg:viewBox="0 0 1800 1779">
          <text:p/>
        </draw:connector>
        <draw:connector draw:style-name="gr5" draw:text-style-name="P5" draw:layer="layout" svg:x1="7.223cm" svg:y1="11.16cm" svg:x2="8.37cm" svg:y2="7.286cm" draw:start-shape="id2" draw:start-glue-point="0" draw:end-shape="id3" draw:end-glue-point="3" svg:d="M7223 11160v-3874h1147" svg:viewBox="0 0 1148 3875">
          <text:p/>
        </draw:connector>
        <draw:connector draw:style-name="gr5" draw:text-style-name="P5" draw:layer="layout" svg:x1="13.323cm" svg:y1="7.286cm" svg:x2="14.423cm" svg:y2="11.16cm" draw:start-shape="id3" draw:start-glue-point="1" draw:end-shape="id4" draw:end-glue-point="0" svg:d="M13323 7286h1100v3874" svg:viewBox="0 0 1101 3875">
          <text:p/>
        </draw:connector>
        <draw:connector draw:style-name="gr6" draw:text-style-name="P5" draw:layer="layout" svg:x1="16.201cm" svg:y1="12.176cm" svg:x2="17.946cm" svg:y2="10.398cm" draw:start-shape="id4" draw:start-glue-point="1" draw:end-shape="id5" draw:end-glue-point="2" svg:d="M16201 12176h1745v-1778" svg:viewBox="0 0 1746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1:52:44.983424670</meta:creation-date>
    <dc:date>2019-11-21T12:25:44.748420431</dc:date>
    <meta:editing-duration>PT42S</meta:editing-duration>
    <meta:editing-cycles>1</meta:editing-cycles>
    <meta:document-statistic meta:object-count="9"/>
    <meta:generator>LibreOffice/5.1.6.2$Linux_X86_64 LibreOffice_project/10m0$Build-2</meta:generator>
  </office:meta>
</office:document-meta>
</file>